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5" style:family="table-cell" style:parent-style-name="Default">
      <style:table-cell-properties fo:border-bottom="0.06pt solid #000000" fo:border-left="none" fo:border-right="0.06pt solid #000000" fo:border-top="none"/>
    </style:style>
    <style:style style:name="ce16"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 <text:a xlink:href="http://www.world-nuclear.org/information-library/current-and-future-generation/nuclear-fusion-power.aspx" xlink:type="simple">http://www.world-nuclear.org/information-library/current-and-future-generation/nuclear-fusion-power.aspx</text:a></text:p>
          </table:table-cell>
          <table:table-cell table:style-name="ce6" office:value-type="string" calcext:value-type="string">
            <text:p><text:s/>World Nuclear Association informational website</text:p>
          </table:table-cell>
          <table:table-cell table:style-name="ce6" office:value-type="string" calcext:value-type="string">
            <text:p>Article</text:p>
          </table:table-cell>
          <table:table-cell table:style-name="ce6" office:value-type="string" calcext:value-type="string">
            <text:p>World Nuclear Association, UK</text:p>
          </table:table-cell>
          <table:table-cell table:style-name="ce6" office:value-type="string" calcext:value-type="string">
            <text:p><text:s/>Fusion powers the Sun and stars as hydrogen atoms fuse together to form helium, and matter is converted into energy. Hydrogen, heated to very high temperatures changes from a gas to a plasma in which the negatively-charged electrons are separated from the positively-charged atomic nuclei (ions). Normally, fusion is not possible because the strongly repulsive electrostatic forces between the positively charged nuclei prevent them from getting close enough together to collide and for fusion to occur. However, if the conditions are such that the nuclei can overcome the electrostatic forces to the extent that they can come within a very close range of each other, then the attractive nuclear force (which binds protons and neutrons together in atomic nuclei) between the nuclei will outweigh the repulsive (electrostatic) force, allowing the nuclei to fuse together. Such conditions can occur when the temperature increases, causing the ions to move faster and eventually reach speeds high enough to bring the ions close enough together. The nuclei can then fuse, causing a release of energy.</text:p>
          </table:table-cell>
          <table:table-cell table:style-name="ce6" office:value-type="string" calcext:value-type="string">
            <text:p>English</text:p>
          </table:table-cell>
          <table:table-cell table:style-name="ce6" office:value-type="string" calcext:value-type="string">
            <text:p>Fusion Reaction,when hydrogen nuclei are combined to form helium, is the process that powers the sun and other stars.</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1"/>
          <table:table-cell table:style-name="ce12" office:value-type="string" calcext:value-type="string">
            <text:p><text:s/></text:p>
          </table:table-cell>
          <table:table-cell table:style-name="ce11" table:number-columns-repeated="3"/>
          <table:table-cell table:style-name="ce11" office:value-type="string" calcext:value-type="string">
            <text:p><text:s/></text:p>
          </table:table-cell>
          <table:table-cell table:style-name="ce11" table:number-columns-repeated="3"/>
          <table:table-cell table:style-name="ce15"/>
          <table:table-cell table:number-columns-repeated="14"/>
        </table:table-row>
        <table:table-row table:style-name="ro2">
          <table:table-cell table:style-name="ce5" office:value-type="string" calcext:value-type="string">
            <text:p> <text:a xlink:href="http://www.ccfe.ac.uk/How_fusion_works.aspx" xlink:type="simple">http://www.ccfe.ac.uk/How_fusion_works.aspx</text:a></text:p>
          </table:table-cell>
          <table:table-cell table:style-name="ce11" office:value-type="string" calcext:value-type="string">
            <text:p><text:s/>Culham Centre Fusion Energy informational website</text:p>
          </table:table-cell>
          <table:table-cell table:style-name="ce11" office:value-type="string" calcext:value-type="string">
            <text:p>Article</text:p>
          </table:table-cell>
          <table:table-cell table:style-name="ce11" office:value-type="string" calcext:value-type="string">
            <text:p><text:s/>Culham Centre for Fusion Energy, Culham Science Centre, Abingdon, UK</text:p>
          </table:table-cell>
          <table:table-cell table:style-name="ce11" office:value-type="string" calcext:value-type="string">
            <text:p> Fusion is the process that heats the Sun and all other stars, where atomic nuclei collide together and release energy (in the form of neutrons, see diagram on the right). Fusion scientists and engineers are developing the technology to use this process in tomorrow's power stations.</text:p>
            <text:p>To get energy from fusion, gas from a combination of types of hydrogen – deuterium and tritium – is heated to very high temperatures (100 million degrees Celsius). One way to achieve these conditions is a method called ‘magnetic confinement' – controlling the hot gas (known as a plasma) with strong magnets.In a fusion reaction, energy is released when two light atomic nuclei are fused together to form one heavier atom. This is the process that provides the energy powering the Sun and other stars, where hydrogen nuclei are combined to form helium.</text:p>
            <text:p>To achieve high enough fusion reaction rates to make fusion useful as an energy source, the fuel (two types of hydrogen – deuterium and tritium) must be heated to temperatures over 100 million degrees Celsius. At these temperatures the fuel becomes a plasma.</text:p>
          </table:table-cell>
          <table:table-cell table:style-name="ce11" office:value-type="string" calcext:value-type="string">
            <text:p>English</text:p>
          </table:table-cell>
          <table:table-cell table:style-name="ce11" office:value-type="string" calcext:value-type="string">
            <text:p>Fusion Reaction,when hydrogen nuclei are combined to form helium, is the process that powers the sun and other stars.</text:p>
          </table:table-cell>
          <table:table-cell table:style-name="ce11" office:value-type="string" calcext:value-type="string">
            <text:p>English</text:p>
          </table:table-cell>
          <table:table-cell table:style-name="ce11" office:value-type="string" calcext:value-type="string">
            <text:p>Reliable</text:p>
          </table:table-cell>
          <table:table-cell table:style-name="ce11" office:value-type="string" calcext:value-type="string">
            <text:p><text:s/></text:p>
          </table:table-cell>
          <table:table-cell table:style-name="ce16" office:value-type="percentage" office:value="1" calcext:value-type="percentage">
            <text:p>100.00%</text:p>
          </table:table-cell>
          <table:table-cell table:number-columns-repeated="14"/>
        </table:table-row>
        <table:table-row table:style-name="ro1">
          <table:table-cell table:style-name="ce3" office:value-type="string" calcext:value-type="string">
            <text:p><text:a xlink:href="https://www.euro-fusion.org/fusion/" xlink:type="simple">https://www.euro-fusion.org/fusion/</text:a></text:p>
          </table:table-cell>
          <table:table-cell table:style-name="ce6" office:value-type="string" calcext:value-type="string">
            <text:p><text:s/>Eurofusion Informational website</text:p>
          </table:table-cell>
          <table:table-cell table:style-name="ce6" office:value-type="string" calcext:value-type="string">
            <text:p>Article</text:p>
          </table:table-cell>
          <table:table-cell table:style-name="ce6" office:value-type="string" calcext:value-type="string">
            <text:p><text:s/>EUROfusion </text:p>
          </table:table-cell>
          <table:table-cell table:style-name="ce6" office:value-type="string" calcext:value-type="string">
            <text:p><text:s/>Nuclei of lighter atoms collide and fuse together to produce nuclei of heavier atoms and release vast amounts of energy in the process —this is the essence of fusion, and also the energy of this process that powers our Sun. Fusion is the process that powers and drives the production of energy in stars, such as our Sun. The extremely high pressures and temperatures that exist in the core of the Sun, around 15,000,000° Celsius, cause hydrogen atoms to become so hot that they collide with each other and fuse to form helium. During this reaction a large amount of energy is released — the energy that keeps the Sun burning and sustains life on Earth.</text:p>
          </table:table-cell>
          <table:table-cell table:style-name="ce6" office:value-type="string" calcext:value-type="string">
            <text:p>English</text:p>
          </table:table-cell>
          <table:table-cell table:style-name="ce6" office:value-type="string" calcext:value-type="string">
            <text:p>Fusion Reaction,when hydrogen nuclei are combined to form helium, is the process that powers the sun and other stars.</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1" calcext:value-type="percentage">
            <text:p>100.00%</text:p>
          </table:table-cell>
          <table:table-cell table:number-columns-repeated="10"/>
          <table:table-cell table:number-columns-repeated="4" office:value-type="string" calcext:value-type="string">
            <text:p><text:s/></text:p>
          </table:table-cell>
        </table:table-row>
        <table:table-row table:style-name="ro1">
          <table:table-cell table:style-name="ce5"/>
          <table:table-cell table:style-name="ce11" table:number-columns-repeated="3"/>
          <table:table-cell table:style-name="ce11" office:value-type="string" calcext:value-type="string">
            <text:p><text:s/></text:p>
          </table:table-cell>
          <table:table-cell table:style-name="ce11" table:number-columns-repeated="5"/>
          <table:table-cell table:style-name="ce15"/>
          <table:table-cell table:number-columns-repeated="14"/>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7">00/00/0000</text:date>, <text:time style:data-style-name="N2" text:time-value="16:39:50.0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07T16:51:02.809000000</dc:date>
    <meta:editing-duration>PT37M4S</meta:editing-duration>
    <meta:editing-cycles>11</meta:editing-cycles>
    <meta:generator>LibreOffice/5.3.2.2$Windows_x86 LibreOffice_project/6cd4f1ef626f15116896b1d8e1398b56da0d0ee1</meta:generator>
    <meta:document-statistic meta:table-count="1" meta:cell-count="52" meta:object-count="0"/>
  </office:meta>
</office:document-meta>
</file>